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11cm" fo:margin-left="0.086cm" table:align="left"/>
    </style:style>
    <style:style style:name="Table1.A" style:family="table-column">
      <style:table-column-properties style:column-width="2.002cm"/>
    </style:style>
    <style:style style:name="Table1.B" style:family="table-column">
      <style:table-column-properties style:column-width="16.108cm"/>
    </style:style>
    <style:style style:name="Table1.1" style:family="table-row">
      <style:table-row-properties style:min-row-height="1.088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8.073cm" fo:margin-left="0.086cm" table:align="left"/>
    </style:style>
    <style:style style:name="Table2.A" style:family="table-column">
      <style:table-column-properties style:column-width="2.002cm"/>
    </style:style>
    <style:style style:name="Table2.B" style:family="table-column">
      <style:table-column-properties style:column-width="16.071cm"/>
    </style:style>
    <style:style style:name="Table2.1" style:family="table-row">
      <style:table-row-properties style:min-row-height="1.072cm"/>
    </style:style>
    <style:style style:name="Table2.A1" style:family="table-cell">
      <style:table-cell-properties fo:padding="0cm" fo:border="none" style:writing-mode="page"/>
    </style:style>
    <style:style style:name="Table6" style:family="table">
      <style:table-properties style:width="18.098cm" fo:margin-left="0.048cm" table:align="left"/>
    </style:style>
    <style:style style:name="Table6.A" style:family="table-column">
      <style:table-column-properties style:column-width="2.046cm"/>
    </style:style>
    <style:style style:name="Table6.B" style:family="table-column">
      <style:table-column-properties style:column-width="16.051cm"/>
    </style:style>
    <style:style style:name="Table6.1" style:family="table-row">
      <style:table-row-properties style:min-row-height="2.111cm"/>
    </style:style>
    <style:style style:name="Table6.A1" style:family="table-cell">
      <style:table-cell-properties fo:padding="0cm" fo:border="none" style:writing-mode="page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2" style:family="table-row">
      <style:table-row-properties style:min-row-height="1.102cm"/>
    </style:style>
    <style:style style:name="Table4.4" style:family="table-row">
      <style:table-row-properties style:min-row-height="0.995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1" officeooo:paragraph-rsid="000d3cf5"/>
    </style:style>
    <style:style style:name="P2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1" officeooo:paragraph-rsid="001cc1ec"/>
    </style:style>
    <style:style style:name="P3" style:family="paragraph" style:parent-style-name="Horizontal_20_Line">
      <style:paragraph-properties fo:margin-top="0cm" fo:margin-bottom="0.203cm" style:contextual-spacing="false"/>
      <style:text-properties style:font-name="DejaVu Serif1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1" officeooo:paragraph-rsid="000d3cf5"/>
    </style:style>
    <style:style style:name="P5" style:family="paragraph" style:parent-style-name="Standard">
      <style:text-properties style:font-name="DejaVu Serif1"/>
    </style:style>
    <style:style style:name="P6" style:family="paragraph" style:parent-style-name="Standard">
      <style:text-properties style:font-name="DejaVu Serif1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erif1" fo:font-size="14pt" fo:language="en" fo:country="GB" fo:font-weight="bold" officeooo:rsid="0096b5f0" officeooo:paragraph-rsid="0096b5f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1" fo:font-size="14pt" fo:language="en" fo:country="GB" fo:font-weight="bold" officeooo:rsid="0098a889" officeooo:paragraph-rsid="007b9ae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1" officeooo:rsid="0088b7f0" officeooo:paragraph-rsid="0088b7f0"/>
    </style:style>
    <style:style style:name="P10" style:family="paragraph" style:parent-style-name="Standard">
      <style:text-properties style:font-name="DejaVu Serif1" fo:font-size="10.5pt" officeooo:rsid="0088b7f0" officeooo:paragraph-rsid="0088b7f0" style:font-size-asian="10.5pt" style:font-size-complex="10.5pt"/>
    </style:style>
    <style:style style:name="P11" style:family="paragraph" style:parent-style-name="Standard">
      <style:text-properties style:font-name="DejaVu Serif1" fo:font-size="10.5pt" officeooo:rsid="0089cc87" officeooo:paragraph-rsid="0089cc87" style:font-size-asian="10.5pt" style:font-size-complex="10.5pt"/>
    </style:style>
    <style:style style:name="P12" style:family="paragraph" style:parent-style-name="Standard">
      <style:text-properties style:font-name="DejaVu Serif1" officeooo:rsid="00c8f2bd" officeooo:paragraph-rsid="00c8f2b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1" fo:font-size="10.5pt" officeooo:paragraph-rsid="007b9ae3" style:font-size-asian="10.5pt" style:font-size-complex="10.5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1" fo:font-size="10.5pt" fo:font-weight="normal" officeooo:rsid="0089cc87" officeooo:paragraph-rsid="0089cc87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0e770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1" fo:font-size="10.5pt" fo:language="en" fo:country="US" fo:font-weight="normal" officeooo:rsid="008bfd65" officeooo:paragraph-rsid="008bfd65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3ae42a" officeooo:paragraph-rsid="003ae42a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88b7f0" officeooo:paragraph-rsid="0088b7f0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officeooo:rsid="0088b7f0" officeooo:paragraph-rsid="0088b7f0" style:font-size-asian="10.5pt" style:font-size-complex="10.5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1" fo:font-size="10.5pt" fo:font-weight="bold" officeooo:rsid="009cfd54" officeooo:paragraph-rsid="009cfd54" style:font-size-asian="10.5pt" style:font-weight-asian="bold" style:font-size-complex="10.5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1" fo:font-size="10.5pt" fo:font-weight="bold" officeooo:rsid="009cfd54" officeooo:paragraph-rsid="00b5f061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1" fo:font-size="10.5pt" fo:font-weight="bold" officeooo:rsid="00be06d7" officeooo:paragraph-rsid="00be06d7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1" fo:font-size="10.5pt" fo:font-weight="normal" officeooo:rsid="009cfd54" officeooo:paragraph-rsid="00b5f061" style:font-size-asian="10.5pt" style:font-weight-asian="normal" style:font-size-complex="10.5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1"/>
    </style:style>
    <style:style style:name="P25" style:family="paragraph" style:parent-style-name="Table_20_Contents">
      <style:text-properties style:font-name="DejaVu Serif1" fo:font-size="10.5pt" officeooo:rsid="0010e770" officeooo:paragraph-rsid="0010e770" style:font-size-asian="10.5pt" style:font-size-complex="10.5pt"/>
    </style:style>
    <style:style style:name="P26" style:family="paragraph" style:parent-style-name="Table_20_Contents">
      <style:text-properties style:font-name="DejaVu Serif1" fo:font-size="10.5pt" officeooo:rsid="0010e770" officeooo:paragraph-rsid="001cc1ec" style:font-size-asian="10.5pt" style:font-size-complex="10.5pt"/>
    </style:style>
    <style:style style:name="P27" style:family="paragraph" style:parent-style-name="Table_20_Contents">
      <style:text-properties style:font-name="DejaVu Serif1" fo:font-size="10.5pt" officeooo:rsid="0010e770" officeooo:paragraph-rsid="007b9ae3" style:font-size-asian="10.5pt" style:font-size-complex="10.5pt"/>
    </style:style>
    <style:style style:name="P28" style:family="paragraph" style:parent-style-name="Table_20_Contents">
      <style:text-properties style:font-name="DejaVu Serif1" fo:font-size="10.5pt" officeooo:rsid="001cfb1a" officeooo:paragraph-rsid="001cfb1a" style:font-size-asian="10.5pt" style:font-size-complex="10.5pt"/>
    </style:style>
    <style:style style:name="P29" style:family="paragraph" style:parent-style-name="Table_20_Contents">
      <style:text-properties style:font-name="DejaVu Serif1" fo:font-size="10.5pt" officeooo:rsid="0088b7f0" officeooo:paragraph-rsid="0088b7f0" style:font-size-asian="10.5pt" style:font-size-complex="10.5pt"/>
    </style:style>
    <style:style style:name="P30" style:family="paragraph" style:parent-style-name="Table_20_Contents">
      <style:text-properties style:font-name="DejaVu Serif1" fo:font-size="10.5pt" officeooo:rsid="009cfd54" officeooo:paragraph-rsid="009cfd54" style:font-size-asian="10.5pt" style:font-size-complex="10.5pt"/>
    </style:style>
    <style:style style:name="P31" style:family="paragraph" style:parent-style-name="Table_20_Contents">
      <style:text-properties style:font-name="DejaVu Serif1" fo:font-size="10.5pt" officeooo:rsid="00be06d7" officeooo:paragraph-rsid="00be06d7" style:font-size-asian="10.5pt" style:font-size-complex="10.5pt"/>
    </style:style>
    <style:style style:name="P32" style:family="paragraph" style:parent-style-name="Table_20_Contents">
      <style:text-properties style:font-name="DejaVu Serif1" fo:font-size="10.5pt" officeooo:rsid="00c96ae1" officeooo:paragraph-rsid="00c96ae1" style:font-size-asian="10.5pt" style:font-size-complex="10.5pt"/>
    </style:style>
    <style:style style:name="P33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1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34" style:family="paragraph" style:parent-style-name="Standard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officeooo:rsid="002a7745" officeooo:paragraph-rsid="007b9ae3" style:font-size-asian="10.5pt" style:font-size-complex="10.5pt"/>
    </style:style>
    <style:style style:name="P35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7dc38b" officeooo:paragraph-rsid="008d799f" style:font-size-asian="10.5pt" style:font-size-complex="10.5pt"/>
    </style:style>
    <style:style style:name="P36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d799f" officeooo:paragraph-rsid="00a9412b" style:font-size-asian="10.5pt" style:font-size-complex="10.5pt"/>
    </style:style>
    <style:style style:name="P37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aaf680" officeooo:paragraph-rsid="00aaf680" style:font-size-asian="10.5pt" style:font-size-complex="10.5pt"/>
    </style:style>
    <style:style style:name="P38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ac2011" officeooo:paragraph-rsid="00ac2011" style:font-size-asian="10.5pt" style:font-size-complex="10.5pt"/>
    </style:style>
    <style:style style:name="P39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ace938" officeooo:paragraph-rsid="00ace938" style:font-size-asian="10.5pt" style:font-size-complex="10.5pt"/>
    </style:style>
    <style:style style:name="P40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8fdd18" officeooo:paragraph-rsid="008fdd18" style:font-size-asian="10.5pt" style:font-size-complex="10.5pt"/>
    </style:style>
    <style:style style:name="P41" style:family="paragraph" style:parent-style-name="Standard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919353" officeooo:paragraph-rsid="00919353" style:font-size-asian="10.5pt" style:font-size-complex="10.5pt"/>
    </style:style>
    <style:style style:name="P42" style:family="paragraph" style:parent-style-name="Standard" style:list-style-name="L8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af2080" officeooo:paragraph-rsid="00af2080" style:font-size-asian="10.5pt" style:font-weight-asian="normal" style:font-size-complex="10.5pt" style:font-weight-complex="normal"/>
    </style:style>
    <style:style style:name="P43" style:family="paragraph" style:parent-style-name="Standard" style:list-style-name="L9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font-weight="normal" officeooo:rsid="00bc7e02" officeooo:paragraph-rsid="00bc7e02" style:font-size-asian="10.5pt" style:font-weight-asian="normal" style:font-size-complex="10.5pt" style:font-weight-complex="normal"/>
    </style:style>
    <style:style style:name="P44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1" fo:font-size="14pt" fo:font-weight="bold" officeooo:rsid="0086bee3" officeooo:paragraph-rsid="0086bee3" style:font-size-asian="14pt" style:font-weight-asian="bold" style:font-size-complex="14pt" style:font-weight-complex="bold"/>
    </style:style>
    <style:style style:name="P4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783318" officeooo:paragraph-rsid="00783318"/>
    </style:style>
    <style:style style:name="P46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9cfd54" officeooo:paragraph-rsid="009cfd54" style:font-size-asian="10.5pt" style:font-weight-asian="normal" style:font-size-complex="10.5pt" style:font-weight-complex="normal"/>
    </style:style>
    <style:style style:name="P47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48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a10c36" officeooo:paragraph-rsid="00a10c36" style:font-size-asian="10.5pt" style:font-weight-asian="normal" style:font-size-complex="10.5pt" style:font-weight-complex="normal"/>
    </style:style>
    <style:style style:name="P49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b79111" officeooo:paragraph-rsid="00b79111" style:font-size-asian="10.5pt" style:font-weight-asian="normal" style:font-size-complex="10.5pt" style:font-weight-complex="normal"/>
    </style:style>
    <style:style style:name="P50" style:family="paragraph" style:parent-style-name="Text_20_body" style:list-style-name="L6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86bee3" officeooo:paragraph-rsid="0086bee3" style:font-size-asian="10.5pt" style:font-weight-asian="normal" style:font-size-complex="10.5pt" style:font-weight-complex="normal"/>
    </style:style>
    <style:style style:name="P51" style:family="paragraph" style:parent-style-name="Text_20_body" style:list-style-name="L7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font-weight="normal" officeooo:rsid="00bf881c" officeooo:paragraph-rsid="00bf881c" style:font-size-asian="10.5pt" style:font-weight-asian="normal" style:font-size-complex="10.5pt" style:font-weight-complex="normal"/>
    </style:style>
    <style:style style:name="P52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language="en" fo:country="GB" officeooo:rsid="0088b7f0" officeooo:paragraph-rsid="0088b7f0" style:font-size-asian="10.5pt" style:font-size-complex="10.5pt"/>
    </style:style>
    <style:style style:name="P53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language="en" fo:country="GB" officeooo:rsid="009cfd54" officeooo:paragraph-rsid="009ec41e" style:font-size-asian="10.5pt" style:font-size-complex="10.5pt"/>
    </style:style>
    <style:style style:name="P54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1" fo:font-size="10.5pt" fo:language="en" fo:country="US" officeooo:rsid="009cfd54" officeooo:paragraph-rsid="009cfd54" style:font-size-asian="10.5pt" style:font-size-complex="10.5pt"/>
    </style:style>
    <style:style style:name="P55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background-color="transparent"/>
      <style:text-properties officeooo:paragraph-rsid="009ec41e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DejaVu Serif1"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e770"/>
    </style:style>
    <style:style style:name="T3" style:family="text">
      <style:text-properties fo:language="en" fo:country="US" fo:font-weight="bold" officeooo:rsid="0010e770" style:font-weight-asian="bold" style:font-weight-complex="bold"/>
    </style:style>
    <style:style style:name="T4" style:family="text">
      <style:text-properties fo:language="en" fo:country="US" fo:font-weight="bold" officeooo:rsid="002989f2" style:font-weight-asian="bold" style:font-weight-complex="bold"/>
    </style:style>
    <style:style style:name="T5" style:family="text">
      <style:text-properties style:font-name="DejaVu Serif1" fo:font-size="10.5pt" fo:language="en" fo:country="GB" style:font-size-asian="10.5pt" style:font-size-complex="10.5pt"/>
    </style:style>
    <style:style style:name="T6" style:family="text">
      <style:text-properties style:font-name="DejaVu Serif1" fo:font-size="10.5pt" fo:language="en" fo:country="GB" officeooo:rsid="00761490" style:font-size-asian="10.5pt" style:font-size-complex="10.5pt"/>
    </style:style>
    <style:style style:name="T7" style:family="text">
      <style:text-properties style:font-name="DejaVu Serif1" fo:font-size="10.5pt" fo:language="en" fo:country="GB" officeooo:rsid="0041c4b3" style:font-size-asian="10.5pt" style:font-size-complex="10.5pt"/>
    </style:style>
    <style:style style:name="T8" style:family="text">
      <style:text-properties style:font-name="DejaVu Serif1" fo:font-size="10.5pt" fo:language="en" fo:country="GB" officeooo:rsid="009ec41e" style:font-size-asian="10.5pt" style:font-size-complex="10.5pt"/>
    </style:style>
    <style:style style:name="T9" style:family="text">
      <style:text-properties style:font-name="DejaVu Serif1" fo:font-size="10.5pt" fo:language="en" fo:country="GB" officeooo:rsid="00a0641f" style:font-size-asian="10.5pt" style:font-size-complex="10.5pt"/>
    </style:style>
    <style:style style:name="T10" style:family="text">
      <style:text-properties style:font-name="DejaVu Serif1" fo:font-size="10.5pt" fo:language="en" fo:country="GB" officeooo:rsid="00b25d70" style:font-size-asian="10.5pt" style:font-size-complex="10.5pt"/>
    </style:style>
    <style:style style:name="T11" style:family="text">
      <style:text-properties style:font-name="DejaVu Serif1" fo:font-size="10.5pt" fo:language="en" fo:country="GB" officeooo:rsid="00c73bab" style:font-size-asian="10.5pt" style:font-size-complex="10.5pt"/>
    </style:style>
    <style:style style:name="T12" style:family="text">
      <style:text-properties style:font-name="DejaVu Serif1" fo:font-size="10.5pt" fo:language="en" fo:country="US" fo:font-weight="bold" officeooo:rsid="002a7745" style:font-size-asian="10.5pt" style:font-weight-asian="bold" style:font-size-complex="10.5pt" style:font-weight-complex="bold"/>
    </style:style>
    <style:style style:name="T13" style:family="text">
      <style:text-properties style:font-name="DejaVu Serif1" fo:font-size="10.5pt" fo:language="en" fo:country="US" officeooo:rsid="002a7745" style:font-size-asian="10.5pt" style:font-size-complex="10.5pt"/>
    </style:style>
    <style:style style:name="T14" style:family="text">
      <style:text-properties style:font-name="DejaVu Serif1" fo:font-size="10.5pt" fo:language="en" fo:country="US" officeooo:rsid="007a780a" style:font-size-asian="10.5pt" style:font-size-complex="10.5pt"/>
    </style:style>
    <style:style style:name="T15" style:family="text">
      <style:text-properties style:font-name="DejaVu Serif1" fo:font-size="10.5pt" fo:language="en" fo:country="US" officeooo:rsid="002bbc8b" style:font-size-asian="10.5pt" style:font-size-complex="10.5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fe8a2" style:font-size-asian="14pt" style:font-weight-asian="bold" style:font-size-complex="14pt" style:font-weight-complex="bold"/>
    </style:style>
    <style:style style:name="T18" style:family="text">
      <style:text-properties officeooo:rsid="002989f2"/>
    </style:style>
    <style:style style:name="T19" style:family="text">
      <style:text-properties officeooo:rsid="002a7745"/>
    </style:style>
    <style:style style:name="T20" style:family="text">
      <style:text-properties officeooo:rsid="003c776a"/>
    </style:style>
    <style:style style:name="T21" style:family="text">
      <style:text-properties officeooo:rsid="0083ad7e"/>
    </style:style>
    <style:style style:name="T22" style:family="text">
      <style:text-properties officeooo:rsid="0088b7f0"/>
    </style:style>
    <style:style style:name="T23" style:family="text">
      <style:text-properties officeooo:rsid="008ab0ad"/>
    </style:style>
    <style:style style:name="T24" style:family="text">
      <style:text-properties officeooo:rsid="008abd7b"/>
    </style:style>
    <style:style style:name="T25" style:family="text">
      <style:text-properties officeooo:rsid="0098a889"/>
    </style:style>
    <style:style style:name="T26" style:family="text">
      <style:text-properties officeooo:rsid="009cfd54"/>
    </style:style>
    <style:style style:name="T27" style:family="text">
      <style:text-properties officeooo:rsid="00a10c36"/>
    </style:style>
    <style:style style:name="T28" style:family="text">
      <style:text-properties officeooo:rsid="00a39e83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9a41e6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8d799f" style:font-weight-asian="bold" style:font-weight-complex="bold"/>
    </style:style>
    <style:style style:name="T33" style:family="text">
      <style:text-properties officeooo:rsid="00a8dc10"/>
    </style:style>
    <style:style style:name="T34" style:family="text">
      <style:text-properties officeooo:rsid="00a9412b"/>
    </style:style>
    <style:style style:name="T35" style:family="text">
      <style:text-properties officeooo:rsid="00a982f5"/>
    </style:style>
    <style:style style:name="T36" style:family="text">
      <style:text-properties officeooo:rsid="00ace938"/>
    </style:style>
    <style:style style:name="T37" style:family="text">
      <style:text-properties officeooo:rsid="00aee77a"/>
    </style:style>
    <style:style style:name="T38" style:family="text">
      <style:text-properties officeooo:rsid="00b52040"/>
    </style:style>
    <style:style style:name="T39" style:family="text">
      <style:text-properties officeooo:rsid="00b97a16"/>
    </style:style>
    <style:style style:name="T40" style:family="text">
      <style:text-properties officeooo:rsid="00c196d5"/>
    </style:style>
    <style:style style:name="T41" style:family="text">
      <style:text-properties officeooo:rsid="00c36673"/>
    </style:style>
    <style:style style:name="T42" style:family="text">
      <style:text-properties officeooo:rsid="00c380c2"/>
    </style:style>
    <style:style style:name="T43" style:family="text">
      <style:text-properties officeooo:rsid="00c5cf8f"/>
    </style:style>
    <style:style style:name="T44" style:family="text">
      <style:text-properties officeooo:rsid="00c924f4"/>
    </style:style>
    <style:style style:name="T45" style:family="text">
      <style:text-properties officeooo:rsid="00c96ae1"/>
    </style:style>
    <style:style style:name="T46" style:family="text">
      <style:text-properties officeooo:rsid="00ca824a"/>
    </style:style>
    <style:style style:name="T47" style:family="text">
      <style:text-properties style:font-name="DejaVu Serif1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DejaVu Serif1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5"><draw:frame text:anchor-type="paragraph" draw:z-index="0" draw:name="Shape1" draw:style-name="gr1" draw:text-style-name="P57" svg:width="12.611cm" svg:height="2.562cm" svg:x="2.775cm" svg:y="0.215cm"><draw:text-box><text:p text:style-name="P56"><text:span text:style-name="T47">Xaver Gruber </text:span></text:p><text:p text:style-name="P56"><text:span text:style-name="T48">FHWS Absolvent - Schweinfurt</text:span></text:p><text:p text:style-name="P56"><text:span text:style-name="T48">+49(0)16095625238 | xaver.max.gruber@gmail.com</text:span></text:p></draw:text-box></draw:frame></text:p>
      <text:p text:style-name="P6"/>
      <text:p text:style-name="P6"/>
      <text:p text:style-name="P33"/>
      <text:p text:style-name="P33">S<text:span text:style-name="T25">TUDIUM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20<text:span text:style-name="T19">18</text:span> -</text:p>
            <text:p text:style-name="P25">20<text:span text:style-name="T19">22</text:span></text:p>
          </table:table-cell>
          <table:table-cell table:style-name="Table1.A1" office:value-type="string">
            <text:p text:style-name="P15"><text:span text:style-name="T12">FHWS Schweinfurt </text:span><text:span text:style-name="T13">Bachelor of Engine</text:span><text:span text:style-name="T14">e</text:span><text:span text:style-name="T13">ring </text:span><text:span text:style-name="T15">in Elektrotechnik</text:span></text:p>
            <text:list xml:id="list3746279212" text:style-name="L1">
              <text:list-item>
                <text:p text:style-name="P45"><text:span text:style-name="T6">E</text:span><text:span text:style-name="T5">ndnote: 2,5 (entspricht “gut”)</text:span>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20<text:span text:style-name="T18">15</text:span> - </text:p>
            <text:p text:style-name="P27">201<text:span text:style-name="T19">7</text:span></text:p>
          </table:table-cell>
          <table:table-cell table:style-name="Table2.A1" office:value-type="string">
            <text:p text:style-name="P13"><text:span text:style-name="T4">Comenius </text:span><text:span text:style-name="T3">Gymnasium </text:span><text:span text:style-name="T4">Deggendorf</text:span> <text:span text:style-name="T2">Abitur</text:span></text:p>
            <text:list xml:id="list2309799820" text:style-name="L2">
              <text:list-item>
                <text:p text:style-name="P34"><text:span text:style-name="T2">E</text:span><text:span text:style-name="T1">nglisch-Abitur Prüfung 11 Punkte</text:span></text:p>
              </text:list-item>
            </text:list>
          </table:table-cell>
        </table:table-row>
      </table:table>
      <text:p text:style-name="P8">EMBEDDED SOFTWARE BEI ZF – <text:span text:style-name="T45">9 Monate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2021-</text:p>
            <text:p text:style-name="P30">2022</text:p>
          </table:table-cell>
          <table:table-cell table:style-name="Table6.A1" office:value-type="string">
            <text:p text:style-name="P20">Praktikum <text:span text:style-name="T30">Abteilung Softwareentwicklung elektrische Antriebsfunktion</text:span></text:p>
            <text:list xml:id="list2773732631" text:style-name="L3">
              <text:list-item>
                <text:p text:style-name="P46">Parsen: Einlesen einer Datei, Aufbau einer internen Datenstruktur, Ausgabe </text:p>
              </text:list-item>
            </text:list>
            <text:list xml:id="list1276651005" text:style-name="L4">
              <text:list-item>
                <text:p text:style-name="P52"><text:span text:style-name="T26">Analyse von </text:span>C<text:span text:style-name="T46">M</text:span>ake <text:span text:style-name="T26">Dateien, um Informationen über Signalfluss zu gewinnen</text:span></text:p>
              </text:list-item>
              <text:list-item>
                <text:p text:style-name="P54">Polyspace: Vergleichen der Ergebnisse mit einem Testrahmen</text:p>
              </text:list-item>
              <text:list-item>
                <text:p text:style-name="P53">Analyse der Softwarearchitektur der C Dateien</text:p>
              </text:list-item>
              <text:list-item>
                <text:p text:style-name="P55"><text:span text:style-name="T8">Optimieren der Polyspace </text:span><text:span text:style-name="T9">Analysezeiten</text:span><text:span text:style-name="T8"> durch </text:span><text:span text:style-name="T11">rekursives Auflösen der Abhängigkeiten der </text:span><text:span text:style-name="T8">C Dateien </text:span><text:span text:style-name="T10">mit Python</text:span><text:span text:style-name="T7"> <text:s text:c="33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0">2022</text:p>
          </table:table-cell>
          <table:table-cell table:style-name="Table6.A1" office:value-type="string">
            <text:p text:style-name="P21">Bachelorarbeit<text:span text:style-name="T29"> Entwicklung und Optimierung einer Software-in-the-Loop </text:span></text:p>
            <text:p text:style-name="P23"><text:s text:c="27"/>Teststrategie für elektrische Antriebsfunktionen</text:p>
            <text:list xml:id="list4107940375" text:style-name="L5">
              <text:list-item>
                <text:p text:style-name="P47">Analyse eines Schnittstellentests anhand von C Code</text:p>
              </text:list-item>
              <text:list-item>
                <text:p text:style-name="P49">Nachstellen einer C Datei des Projekts <text:span text:style-name="T39">als Modell für den Schnittstellentest</text:span></text:p>
              </text:list-item>
            </text:list>
            <text:list xml:id="list1080123370" text:style-name="L6">
              <text:list-item>
                <text:p text:style-name="P50">Implementieren des Schnittstellentests in TPT</text:p>
              </text:list-item>
              <text:list-item>
                <text:p text:style-name="P50">Einführung des Äquivalenzklassentest<text:span text:style-name="T27">s</text:span></text:p>
              </text:list-item>
              <text:list-item>
                <text:p text:style-name="P48">Definieren von Äquivalenzklassen anhand <text:span text:style-name="T38">von Funktionsspezifikationen</text:span></text:p>
              </text:list-item>
              <text:list-item>
                <text:p text:style-name="P50">Automatisiertes Generieren der Äquivalenzklassen in TPT <text:span text:style-name="T43">mit </text:span>API <text:span text:style-name="T43">und Python</text:span></text:p>
              </text:list-item>
            </text:list>
          </table:table-cell>
        </table:table-row>
      </table:table>
      <text:p text:style-name="P7">KENNTNISSE BACHELOR OF ENGINEERING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20<text:span text:style-name="T28">21</text:span></text:p>
          </table:table-cell>
          <table:table-cell table:style-name="Table4.A1" office:value-type="string">
            <text:p text:style-name="P19"><text:span text:style-name="T32">e</text:span><text:span text:style-name="T31">mbedded software</text:span></text:p>
            <text:list xml:id="list204027459040312" text:continue-list="list1276651005" text:style-name="L4">
              <text:list-item>
                <text:p text:style-name="P35">Tasksynchronisation mit Semaphoren <text:span text:style-name="T21">von VxWorks</text:span></text:p>
              </text:list-item>
              <text:list-item>
                <text:p text:style-name="P36"><text:span text:style-name="T33">Echtzeitbedingungen, Prio</text:span><text:span text:style-name="T34">risierung </text:span><text:span text:style-name="T35">und </text:span><text:span text:style-name="T34">Unterbrechung von Prozessen</text:span></text:p>
              </text:list-item>
              <text:list-item>
                <text:p text:style-name="P36">Interrupt, <text:span text:style-name="T34">Zeit-, Task- und Prozessorverwaltung, </text:span>Pointer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28">20<text:span text:style-name="T20">20</text:span></text:p>
          </table:table-cell>
          <table:table-cell table:style-name="Table4.A1" office:value-type="string">
            <text:p text:style-name="P17">M<text:span text:style-name="T22">icrocomputertechnik</text:span></text:p>
            <text:list xml:id="list204028191001197" text:continue-numbering="true" text:style-name="L4">
              <text:list-item>
                <text:p text:style-name="P37">ARM-Architektur, <text:span text:style-name="T36">Interruptsteuerung</text:span></text:p>
              </text:list-item>
              <text:list-item>
                <text:p text:style-name="P38">Assembler Befehle MOV, ADD, MUL, SUB, CMP, LDA</text:p>
              </text:list-item>
              <text:list-item>
                <text:p text:style-name="P39">Steuerwerk, Rechenwerk, Registersatz, Schnittstellen, Bustreiber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31">2021</text:p>
          </table:table-cell>
          <table:table-cell table:style-name="Table4.A1" office:value-type="string">
            <text:p text:style-name="P22">Münzzähler</text:p>
            <text:list xml:id="list2842184382" text:style-name="L7">
              <text:list-item>
                <text:p text:style-name="P51">Verkabeln der Sensoren mit dem Mikrocontroller(ESP32) auf dem whiteboard</text:p>
              </text:list-item>
              <text:list-item>
                <text:p text:style-name="P51">Design <text:span text:style-name="T41">der Schaltung(PCB)</text:span></text:p>
              </text:list-item>
              <text:list-item>
                <text:p text:style-name="P51"><text:span text:style-name="T41">S</text:span><text:span text:style-name="T40">oftware: </text:span><text:span text:style-name="T41">Einlesen der Sensorwerte, Kn</text:span><text:span text:style-name="T42">o</text:span><text:span text:style-name="T41">pf</text:span><text:span text:style-name="T42">betätigungen</text:span><text:span text:style-name="T41">, Displayausgabe</text:span></text:p>
              </text:list-item>
            </text:list>
          </table:table-cell>
        </table:table-row>
        <table:table-row table:style-name="Table4.4">
          <table:table-cell table:style-name="Table4.A1" office:value-type="string">
            <text:p text:style-name="P26">201<text:span text:style-name="T20">9</text:span></text:p>
          </table:table-cell>
          <table:table-cell table:style-name="Table4.A1" office:value-type="string">
            <text:p text:style-name="P18">C++</text:p>
            <text:list xml:id="list204027082614878" text:continue-list="list204028191001197" text:style-name="L4">
              <text:list-item>
                <text:p text:style-name="P40"><text:span text:style-name="T37">if, </text:span>while, for Schleife, switch Case, <text:span text:style-name="T37">Funktionen, Übergabe per Wert/Referenz</text:span></text:p>
              </text:list-item>
              <text:list-item>
                <text:p text:style-name="P41">objektorientiertes Programmieren, <text:span text:style-name="T37">unäre, binäre, tertiäre Operatoren</text:span>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32">2020</text:p>
          </table:table-cell>
          <table:table-cell table:style-name="Table4.A1" office:value-type="string">
            <text:p text:style-name="P18">UML</text:p>
            <text:list xml:id="list2804478888" text:style-name="L8">
              <text:list-item>
                <text:p text:style-name="P42">Anwendungsfalldiagramm, Aktivitätsdiagramm, Klassendiagramm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32">2020</text:p>
          </table:table-cell>
          <table:table-cell table:style-name="Table4.A1" office:value-type="string">
            <text:p text:style-name="P18">VHDL</text:p>
            <text:list xml:id="list4138301353" text:style-name="L9">
              <text:list-item>
                <text:p text:style-name="P43">finite state machine, Testbenches und Simulation, FPGA, Sequenzen</text:p>
              </text:list-item>
            </text:list>
          </table:table-cell>
        </table:table-row>
      </table:table>
      <text:p text:style-name="P9"><text:span text:style-name="T17">S</text:span><text:span text:style-name="T16">PRACHEN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Deutsch</text:p>
          </table:table-cell>
          <table:table-cell table:style-name="Table3.A1" office:value-type="string">
            <text:p text:style-name="P11">Muttersprache <text:span text:style-name="T23">seit 12.01.1998, in </text:span><text:span text:style-name="T24">Niederb</text:span><text:span text:style-name="T23">ayern aufgewachsen</text:span></text:p>
          </table:table-cell>
        </table:table-row>
        <table:table-row table:style-name="Table3.2">
          <table:table-cell table:style-name="Table3.A1" office:value-type="string">
            <text:p text:style-name="P29">Englisch</text:p>
          </table:table-cell>
          <table:table-cell table:style-name="Table3.A1" office:value-type="string">
            <text:p text:style-name="P14"><text:span text:style-name="T44">t</text:span>äglich in Benutzung durch internationale Kontakte</text:p>
          </table:table-cell>
        </table:table-row>
        <table:table-row>
          <table:table-cell table:style-name="Table3.A1" office:value-type="string">
            <text:p text:style-name="P10">Französisch</text:p>
          </table:table-cell>
          <table:table-cell table:style-name="Table3.A1" office:value-type="string">
            <text:p text:style-name="P16">3 Jahre im Gymnasium studiert, B1 Niveau</text:p>
          </table:table-cell>
        </table:table-row>
        <table:table-row>
          <table:table-cell table:style-name="Table3.A1" office:value-type="string">
            <text:p text:style-name="P10">Portugiesisch</text:p>
          </table:table-cell>
          <table:table-cell table:style-name="Table3.A1" office:value-type="string">
            <text:p text:style-name="P16">Brasilianische Ehefrau lebt und spricht Portugiesisch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1T16:28:16.804000000</meta:creation-date>
    <dc:date>2022-03-29T20:39:02.338634657</dc:date>
    <meta:editing-duration>PT11H45M31S</meta:editing-duration>
    <meta:editing-cycles>141</meta:editing-cycles>
    <meta:generator>LibreOffice/7.0.1.2$MacOSX_X86_64 LibreOffice_project/7cbcfc562f6eb6708b5ff7d7397325de9e764452</meta:generator>
    <meta:print-date>2020-07-12T12:08:42.580000000</meta:print-date>
    <meta:document-statistic meta:table-count="5" meta:image-count="0" meta:object-count="0" meta:page-count="1" meta:paragraph-count="62" meta:word-count="288" meta:character-count="2327" meta:non-whitespace-character-count="2062"/>
  </office:meta>
</office:document-meta>
</file>